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Provedor 1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0" calcext:value-type="float">
            <text:p>102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Provedor 2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Provedor 3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Provedor 4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eç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0240" calcext:value-type="float">
            <text:p>102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0:18:04.149822316</meta:creation-date>
    <dc:date>2019-01-31T12:33:37.016320696</dc:date>
    <meta:editing-duration>PT11H51M34S</meta:editing-duration>
    <meta:editing-cycles>1</meta:editing-cycles>
    <meta:document-statistic meta:table-count="1" meta:cell-count="74" meta:object-count="0"/>
    <meta:generator>LibreOffice/6.1.4.2$Linux_X86_64 LibreOffice_project/10$Build-2</meta:generator>
  </office:meta>
</office:document-meta>
</file>